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6cm"/>
    </style:style>
    <style:style style:name="co2" style:family="table-column">
      <style:table-column-properties fo:break-before="auto" style:column-width="4.944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1.7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5.999cm"/>
    </style:style>
    <style:style style:name="co9" style:family="table-column">
      <style:table-column-properties fo:break-before="auto" style:column-width="3.58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unkalap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- polygon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Muodot - polygoni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1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Muodot 1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Muodot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nimal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Eläim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ar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Auto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g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Hyönteis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Oth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Cisco -Muu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Medi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Cisco - Medi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Product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Cisco - Tuotte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usual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Domino - yleis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numbered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Domino - numeroidu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1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Elektroniikka - osat 1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Elektroniikka - osat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3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Elektroniikka - osat 3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4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Elektroniikka - osat 1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circui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Elektroniikka - piiri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sign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Elektroniikka - merki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gaug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Elektroniikka - mittari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eople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Ihmis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overlay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Arkkitehtuuri - yleiskuv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furnitur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Arkkitehtuuri - kalustu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uilding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Arkkitehtuuri - rakennuks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athroom, kitche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Arkkitehtuuri - kylpyhuoneet, keittiö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kitche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Arkkitethuuri - keittiö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windows, door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Arkkitehtuuri - ikkunat, ov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Vuokaavio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Vuokaaviot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aun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Valokuvat - Eläim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Building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Valokuvat - Rakennuks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Plant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Valokuvat - Kasvi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tatu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Valokuvat - Patsaa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Landscap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Valokuvat - Maisemakuva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iti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Valokuvat - Kaupungi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lower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Valokuvat - Kuka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Therapeutics - general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Terapiat - yleis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Weath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Sää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Vehicl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Ajoneuvo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Merki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lue Ma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Sininen mi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hemistry - Amino acid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emia - Amino hapo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sign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Loogiset merki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gat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Loogiset porti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o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Logo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mili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Hymiö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row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Nuol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1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ello 01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2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ello 0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3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ello 03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4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ello 04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5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ello 05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6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ello 06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7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ello 07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8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ello 08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9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ello 09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0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ello 10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1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ello 11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2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ello 1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neumatic - part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Pneumatiikka - osa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general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Tietokoneet - Yleis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Teietokoneet - verko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 devic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Tietokoneet – verkkolaitte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WIFI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Tietokonee - WIFI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Number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Numero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 - dang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Merkit - vaar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bject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ohte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fric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Afrikk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United States of Americ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Amerikk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ustrali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Australi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si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Aasi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outh Americ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Etelä Amerikk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Euroopp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 1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- Eurooppa 1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Ransk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 - countri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Ranska - maakunna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gn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merki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anad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Kanad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ontinent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– Alue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Eas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lähi-itä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meric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Keski Amerikk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g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keski aik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exico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meksiko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ncient tim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Muinais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mbol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symboli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history - 1900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historia -1900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World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Mailm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rop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Vilja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raction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Osamäärä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ag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Lipu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instrument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Musiikki - instrumenti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sheet music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Musiikki - partituuri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pecial Pictogramm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Spesiaali - Kuvakirjoitu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elebratio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Valokuvat - Juhla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oods and Drink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Valokuvat - Ruoka ja juom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– Human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Valokuvat - Ihmis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Object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Valokuvat <text:s/>Esine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pace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Valokuvat - Avaruu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Travel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Valokuvat - Matkailu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penOffice.org logo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OpenOffice.org logo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E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Relegio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E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Uskonto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ilding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Rakennuks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Homepage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otisivut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llets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Ilmoitukset 2</text:p>
          </table:table-cell>
          <table:table-cell table:number-columns-repeated="3"/>
          <table:table-cell office:value-type="string">
            <text:p>06.07.2006 12:12: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0">2007.06.20</text:date>, <text:time>13:50:3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6-20T13:50:25</meta:creation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872"/>
  </office:meta>
</office:document-meta>
</file>